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ari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8" style:family="paragraph" style:parent-style-name="Standard">
      <style:text-properties style:font-name="arial" fo:font-size="14pt" officeooo:paragraph-rsid="00004204" style:font-size-asian="14pt" style:font-size-complex="14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4204" style:font-size-asian="10pt" style:font-size-complex="10pt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4pt" officeooo:paragraph-rsid="00004204" style:font-size-asian="14pt" style:font-size-complex="14pt"/>
    </style:style>
    <style:style style:name="P11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1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3" style:family="paragraph" style:parent-style-name="UrbanTitle">
      <style:paragraph-properties fo:text-align="center" style:justify-single-word="false"/>
      <style:text-properties style:font-name="ari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4"><text:span text:style-name="T11">do text</text:span></text:p><text:p text:style-name="P14"><text:span text:style-name="T11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2">Demande d'avis concernant un permis d'urbanisme</text:p>
      <text:p text:style-name="P13"/>
      <text:p text:style-name="P4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licence_helper.licenceSubject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</text:span> : <text:text-input text:description="Parcelles">licence_view.get_parcels()</text:text-input></text:p>
      <text:p text:style-name="P4"/>
      <text:p text:style-name="P4">Madame, Monsieur,</text:p>
      <text:p text:style-name="P4"/>
      <text:p text:style-name="P4">Nous vous transmettons en annexe, pour avis, le dossier introduit par <text:text-input text:description="Demandeurs">self.getApplicantsSignaletic()</text:text-input>.</text:p>
      <text:p text:style-name="P4"/>
      <text:p text:style-name="P4">Conformément à l'article D.IV.35 et du CoDT, nous vous saurions gré de nous transmettre votre avis dans les trente jours francs à dater de la présente. À défaut de réponse endéans ce délai, l'avis sera réputé favorable.</text:p>
      <text:p text:style-name="P4"/>
      <text:p text:style-name="P4">Nous vous souhaitons bonne réception de la présente et de ses annexes, et vous prions d'agréer, Madame, Monsieur, l'expression de nos sentiments distingués.</text:p>
      <text:p text:style-name="P4"/>
      <text:p text:style-name="P5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, format='odt')</text:span></text:p></office:annotation><text:span text:style-name="T2">Import depuis signature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1:32:11.993888907</dc:date>
    <meta:editing-duration>PT3H19M11S</meta:editing-duration>
    <meta:editing-cycles>44</meta:editing-cycles>
    <meta:generator>LibreOffice/6.3.5.2$Linux_X86_64 LibreOffice_project/30$Build-2</meta:generator>
    <meta:document-statistic meta:table-count="1" meta:image-count="0" meta:object-count="0" meta:page-count="1" meta:paragraph-count="14" meta:word-count="123" meta:character-count="872" meta:non-whitespace-character-count="779"/>
  </office:meta>
</office:document-meta>
</file>